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397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4" table:default-cell-style-name="ce15"/>
        <table:table-column table:style-name="co6" table:default-cell-style-name="ce15"/>
        <table:table-column table:style-name="co7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8" table:default-cell-style-name="ce6"/>
        <table:table-column table:style-name="co1" table:number-columns-repeated="244" table:default-cell-style-name="ce6"/>
        <table:table-column table:style-name="co1" table:number-columns-repeated="1612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Esteban</text:p>
          </table:table-cell>
          <table:table-cell table:style-name="ce2" office:value-type="string" calcext:value-type="string">
            <text:p>Abadie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Brenna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3" office:value-type="string" calcext:value-type="string">
            <text:p>Alexandre</text:p>
          </table:table-cell>
          <table:table-cell table:style-name="ce3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16" office:value-type="float" office:value="154" calcext:value-type="float">
            <text:p>154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16" office:value-type="float" office:value="155" calcext:value-type="float">
            <text:p>155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16" office:value-type="float" office:value="156" calcext:value-type="float">
            <text:p>156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16" office:value-type="float" office:value="157" calcext:value-type="float">
            <text:p>157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3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19" office:value-type="string" calcext:value-type="string">
            <text:p>Fabian</text:p>
          </table:table-cell>
          <table:table-cell table:style-name="ce19" office:value-type="string" calcext:value-type="string">
            <text:p>Hollan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Ratim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uipulo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6" office:value-type="float" office:value="307" calcext:value-type="float">
            <text:p>307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6" office:value-type="float" office:value="308" calcext:value-type="float">
            <text:p>308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6" office:value-type="float" office:value="309" calcext:value-type="float">
            <text:p>309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 office:value-type="string" calcext:value-type="string">
            <text:p>jpg</text:p>
          </table:table-cell>
          <table:table-cell table:style-name="Default" table:number-columns-repeated="5"/>
          <table:table-cell table:number-columns-repeated="237"/>
          <table:table-cell table:style-name="Default" table:number-columns-repeated="16123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30" calcext:value-type="float">
            <text:p>43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2"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63" calcext:value-type="float">
            <text:p>463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73" calcext:value-type="float">
            <text:p>47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ce16" table:number-columns-repeated="16123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6" office:value-type="float" office:value="486" calcext:value-type="float">
            <text:p>48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style-name="ce15" table:number-columns-repeated="4"/>
          <table:table-cell table:style-name="ce16" office:value-type="string" calcext:value-type="string">
            <text:p>png</text:p>
          </table:table-cell>
          <table:table-cell table:style-name="ce15"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Ester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Sacha</text:p>
          </table:table-cell>
          <table:table-cell table:style-name="ce16" office:value-type="string" calcext:value-type="string">
            <text:p>Feinberg-Mngomezulu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Bong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float" office:value="103" calcext:value-type="float">
            <text:p>10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71" calcext:value-type="float">
            <text:p>671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10" calcext:value-type="float">
            <text:p>1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float" office:value="51" calcext:value-type="float">
            <text:p>5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6" office:value-type="float" office:value="675" calcext:value-type="float">
            <text:p>675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6" office:value-type="float" office:value="676" calcext:value-type="float">
            <text:p>676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41" calcext:value-type="float">
            <text:p>1241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43" calcext:value-type="float">
            <text:p>1243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44" calcext:value-type="float">
            <text:p>1244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Bax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ol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ombrand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table:style-name="ce16" office:value-type="string" calcext:value-type="string">
            <text:p>Afolabi</text:p>
          </table:table-cell>
          <table:table-cell table:style-name="ce16" office:value-type="string" calcext:value-type="string">
            <text:p>Fasogb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Hey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Isiekw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Asher</text:p>
          </table:table-cell>
          <table:table-cell table:style-name="ce16" office:value-type="string" calcext:value-type="string">
            <text:p>Opoku-Fordjou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Roebu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6" office:value-type="float" office:value="1491" calcext:value-type="float">
            <text:p>149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6" office:value-type="float" office:value="1492" calcext:value-type="float">
            <text:p>149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van Poortvlie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6" office:value-type="float" office:value="1493" calcext:value-type="float">
            <text:p>1493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6" office:value-type="float" office:value="1494" calcext:value-type="float">
            <text:p>1494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6" office:value-type="float" office:value="1495" calcext:value-type="float">
            <text:p>1495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6" office:value-type="float" office:value="1496" calcext:value-type="float">
            <text:p>1496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6" office:value-type="float" office:value="1497" calcext:value-type="float">
            <text:p>1497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6" office:value-type="float" office:value="1498" calcext:value-type="float">
            <text:p>149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6" office:value-type="float" office:value="1499" calcext:value-type="float">
            <text:p>1499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6" office:value-type="float" office:value="1500" calcext:value-type="float">
            <text:p>1500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6" office:value-type="float" office:value="1501" calcext:value-type="float">
            <text:p>150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6" office:value-type="float" office:value="1502" calcext:value-type="float">
            <text:p>150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631" calcext:value-type="float">
            <text:p>163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Alborno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24" calcext:value-type="float">
            <text:p>124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9" calcext:value-type="float">
            <text:p>9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6" office:value-type="float" office:value="1744" calcext:value-type="float">
            <text:p>1744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float" office:value="39" calcext:value-type="float">
            <text:p>39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e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3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3"/>
        </table:table-row>
        <table:table-row table:style-name="ro1" table:number-rows-repeated="1047627">
          <table:table-cell table:number-columns-repeated="261"/>
          <table:table-cell table:style-name="Default" table:number-columns-repeated="16123"/>
        </table:table-row>
        <table:table-row table:style-name="ro1">
          <table:table-cell table:number-columns-repeated="261"/>
          <table:table-cell table:style-name="Default" table:number-columns-repeated="16123"/>
        </table:table-row>
      </table:table>
      <table:named-expressions/>
      <table:database-ranges>
        <table:database-range table:name="__Anonymous_Sheet_DB__0" table:target-range-address="Feuille1.B907:Feuille1.C9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 style:data-style-name="N2" text:time-value="00:43:16.542004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8-26T20:53:28.643356400</dc:date>
    <meta:editing-cycles>265</meta:editing-cycles>
    <meta:editing-duration>P11DT10H21M27S</meta:editing-duration>
    <meta:generator>LibreOffice/25.2.5.2$Windows_X86_64 LibreOffice_project/03d19516eb2e1dd5d4ccd751a0d6f35f35e08022</meta:generator>
    <meta:document-statistic meta:table-count="1" meta:cell-count="12199" meta:object-count="0"/>
  </office:meta>
</office:document-meta>
</file>